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2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Param 2</text:p>
          </table:table-cell>
          <table:table-cell office:value-type="string" calcext:value-type="string">
            <text:p>Param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/Stop</text:p>
          </table:table-cell>
          <table:table-cell/>
          <table:table-cell office:value-type="string" calcext:value-type="string">
            <text:p>0 = Stop, 1=Star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 Set</text:p>
          </table:table-cell>
          <table:table-cell/>
          <table:table-cell office:value-type="string" calcext:value-type="string">
            <text:p>Config I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 Get</text:p>
          </table:table-cell>
          <table:table-cell/>
          <table:table-cell office:value-type="string" calcext:value-type="string">
            <text:p>Config I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or Set</text:p>
          </table:table-cell>
          <table:table-cell/>
          <table:table-cell office:value-type="string" calcext:value-type="string">
            <text:p>Frame ID</text:p>
          </table:table-cell>
          <table:table-cell office:value-type="string" calcext:value-type="string">
            <text:p>LED ID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or Get</text:p>
          </table:table-cell>
          <table:table-cell/>
          <table:table-cell office:value-type="string" calcext:value-type="string">
            <text:p>Frame ID</text:p>
          </table:table-cell>
          <table:table-cell office:value-type="string" calcext:value-type="string">
            <text:p>LED I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table table:name="WS2811 Timing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req</text:p>
          </table:table-cell>
          <table:table-cell table:style-name="ce1" office:value-type="float" office:value="10000000" calcext:value-type="float">
            <text:p>1.00E+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formula="of:=1/[.C1]" office:value-type="float" office:value="0.0000001" calcext:value-type="float">
            <text:p>100.00E-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2" table:number-rows-spanned="1">
            <text:p>Zero</text:p>
          </table:table-cell>
          <table:covered-table-cell/>
          <table:table-cell table:style-name="ce3" office:value-type="string" calcext:value-type="string" table:number-columns-spanned="2" table:number-rows-spanned="1">
            <text:p>On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Time</text:p>
          </table:table-cell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Zero</text:p>
          </table:table-cell>
          <table:table-cell table:style-name="ce3" office:value-type="string" calcext:value-type="string">
            <text:p>On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]*[.$C$2]" office:value-type="float" office:value="0" calcext:value-type="float">
            <text:p>0.00E+00</text:p>
          </table:table-cell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6]*[.$C$2]" office:value-type="float" office:value="0.0000001" calcext:value-type="float">
            <text:p>100.00E-09</text:p>
          </table:table-cell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7]*[.$C$2]" office:value-type="float" office:value="0.0000002" calcext:value-type="float">
            <text:p>200.00E-09</text:p>
          </table:table-cell>
          <table:table-cell table:style-name="ce4"/>
          <table:table-cell/>
          <table:table-cell table:style-name="ce4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8]*[.$C$2]" office:value-type="float" office:value="0.0000003" calcext:value-type="float">
            <text:p>300.00E-09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9]*[.$C$2]" office:value-type="float" office:value="0.0000004" calcext:value-type="float">
            <text:p>400.00E-09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0]*[.$C$2]" office:value-type="float" office:value="0.0000005" calcext:value-type="float">
            <text:p>500.00E-09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1]*[.$C$2]" office:value-type="float" office:value="0.0000006" calcext:value-type="float">
            <text:p>600.00E-09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2]*[.$C$2]" office:value-type="float" office:value="0.0000007" calcext:value-type="float">
            <text:p>700.00E-09</text:p>
          </table:table-cell>
          <table:table-cell/>
          <table:table-cell table:style-name="ce4"/>
          <table:table-cell/>
          <table:table-cell table:style-name="ce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3]*[.$C$2]" office:value-type="float" office:value="0.0000008" calcext:value-type="float">
            <text:p>800.00E-09</text:p>
          </table:table-cell>
          <table:table-cell/>
          <table:table-cell table:style-name="ce4"/>
          <table:table-cell/>
          <table:table-cell table:style-name="ce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4]*[.$C$2]" office:value-type="float" office:value="0.0000009" calcext:value-type="float">
            <text:p>900.00E-09</text:p>
          </table:table-cell>
          <table:table-cell/>
          <table:table-cell table:style-name="ce4"/>
          <table:table-cell/>
          <table:table-cell table:style-name="ce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5]*[.$C$2]" office:value-type="float" office:value="0.000001" calcext:value-type="float">
            <text:p>1.0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6]*[.$C$2]" office:value-type="float" office:value="0.0000011" calcext:value-type="float">
            <text:p>1.1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]*[.$C$2]" office:value-type="float" office:value="0.0000012" calcext:value-type="float">
            <text:p>1.2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8]*[.$C$2]" office:value-type="float" office:value="0.0000013" calcext:value-type="float">
            <text:p>1.3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9]*[.$C$2]" office:value-type="float" office:value="0.0000014" calcext:value-type="float">
            <text:p>1.4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0]*[.$C$2]" office:value-type="float" office:value="0.0000015" calcext:value-type="float">
            <text:p>1.5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1]*[.$C$2]" office:value-type="float" office:value="0.0000016" calcext:value-type="float">
            <text:p>1.6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2]*[.$C$2]" office:value-type="float" office:value="0.0000017" calcext:value-type="float">
            <text:p>1.7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3]*[.$C$2]" office:value-type="float" office:value="0.0000018" calcext:value-type="float">
            <text:p>1.8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4]*[.$C$2]" office:value-type="float" office:value="0.0000019" calcext:value-type="float">
            <text:p>1.9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5]*[.$C$2]" office:value-type="float" office:value="0.000002" calcext:value-type="float">
            <text:p>2.0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6]*[.$C$2]" office:value-type="float" office:value="0.0000021" calcext:value-type="float">
            <text:p>2.1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7]*[.$C$2]" office:value-type="float" office:value="0.0000022" calcext:value-type="float">
            <text:p>2.2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28]*[.$C$2]" office:value-type="float" office:value="0.0000023" calcext:value-type="float">
            <text:p>2.3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9]*[.$C$2]" office:value-type="float" office:value="0.0000024" calcext:value-type="float">
            <text:p>2.4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30]*[.$C$2]" office:value-type="float" office:value="0.0000025" calcext:value-type="float">
            <text:p>2.5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31]*[.$C$2]" office:value-type="float" office:value="0.0000026" calcext:value-type="float">
            <text:p>2.6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32]*[.$C$2]" office:value-type="float" office:value="0.0000027" calcext:value-type="float">
            <text:p>2.7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33]*[.$C$2]" office:value-type="float" office:value="0.0000028" calcext:value-type="float">
            <text:p>2.8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4]*[.$C$2]" office:value-type="float" office:value="0.0000029" calcext:value-type="float">
            <text:p>2.9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5]*[.$C$2]" office:value-type="float" office:value="0.000003" calcext:value-type="float">
            <text:p>3.0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6]*[.$C$2]" office:value-type="float" office:value="0.0000031" calcext:value-type="float">
            <text:p>3.1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37]*[.$C$2]" office:value-type="float" office:value="0.0000032" calcext:value-type="float">
            <text:p>3.20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38]*[.$C$2]" office:value-type="float" office:value="0.0000033" calcext:value-type="float">
            <text:p>3.30E-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11:43:18.315154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18T18:30:09.340679254</dc:date>
    <meta:editing-duration>PT5H56M25S</meta:editing-duration>
    <meta:editing-cycles>2</meta:editing-cycles>
    <meta:document-statistic meta:table-count="2" meta:cell-count="107" meta:object-count="0"/>
  </office:meta>
</office:document-meta>
</file>